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List_20_Contents">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Presentation of Prolog</text:h>
      <text:h text:style-name="Heading_20_3" text:outline-level="3"><text:bookmark text:name="11"/>1.1   What is a Prolog program</text:h>
      <text:p text:style-name="Text_20_body">Programming in Prolog is very different from programming in a traditional proceduralprocedural language like Pascal. In Prolog you don't say how the program will work.<text:line-break/>Prolog can be separated in two parts : <text:bookmark text:name="111"/></text:p>
      <text:h text:style-name="Heading_20_4" text:outline-level="4">1.1.1   The Program</text:h>
      <text:p text:style-name="Text_20_body">The program, sometimes called Database is a texte file (*.pl) that contain the facts and rules that will be used by the user of the program. It contains all the relations that make this program.<text:bookmark text:name="112"/></text:p>
      <text:h text:style-name="Heading_20_4" text:outline-level="4">1.1.2   The Query</text:h>
      <text:p text:style-name="Text_20_body">When you launch a program you are in query modequery mode. This mode is represented by the sign <text:span text:style-name="Teletype">? -</text:span> at the begining of the line. In query mode you ask questions about relations described in the program.<text:bookmark text:name="12"/></text:p>
      <text:h text:style-name="Heading_20_3" text:outline-level="3">1.2   Loading a program</text:h>
      <text:p text:style-name="Text_20_body">loading First you have to launch your Prolog compiler, for this report we used the SWI-Prolog wich is a freeware (if you want to know more about SWI-Prolog go to <text:a xlink:type="simple" xlink:href="http://boklm.eu/prolog/page_10.html">this page</text:a>). When Prolog is launched the <text:span text:style-name="Teletype">?- </text:span>should appear meaning you are in query mode. The manier to launch a program depends of your compiler. For SWI-Prolog you can load a program by typing the cammand <text:span text:style-name="Teletype">[file].</text:span> when the file of your program is <text:span text:style-name="Teletype">file.pl</text:span>. If you compiler is not SWI-Prolog you can also try the command <text:span text:style-name="Teletype">reconsult(file).</text:span> When you have done this you can use all the facts and rules that are contained in the program. Now let's begin to see what is a fact... <text:line-break/>2   The Facts</text:p>
      <text:h text:style-name="Heading_20_2" text:outline-level="2">2   The Facts</text:h>
      <text:h text:style-name="Heading_20_3" text:outline-level="3"><text:bookmark text:name="21"/>2.1   Simple facts</text:h>
      <text:p text:style-name="Text_20_body">In Prolog we can make some statements by using facts. Facts either consist of a particular item or a relation between items. For example we can represent the fact that it is sunny by writing the program : </text:p>
      <text:p text:style-name="P1"><text:s text:c="5"/>sunny.</text:p>
      <text:p text:style-name="Text_20_body">We can now ask a query of Prolog by asking </text:p>
      <text:p text:style-name="P1"><text:s text:c="5"/>?- sunny.</text:p>
      <text:p text:style-name="Text_20_body">?- is the Prolog prompt. To this query, Prolog will answer yes. sunny is true because (from above) Prolog matches it in its database of facts. <text:line-break/>Facts have some simple rules of syntax. Facts should always begin with a lowercase letter and end with a full stop. The facts themselves can consist of any letter or number combination, as well as the underscore <text:span text:style-name="Source_20_Text">_</text:span> character. However, names containing the characters <text:span text:style-name="Source_20_Text">-,+,*,/,</text:span> or other mathematical operators should be avoided.<text:bookmark text:name="22"/></text:p>
      <text:h text:style-name="Heading_20_3" text:outline-level="3">2.2   Facts with arguments</text:h>
      <text:p text:style-name="Text_20_body">More complicated facts consist of a relation and the items that this refers to. These items are called arguments. Facts can have arbitrary number of arguments from zero upwards. A general model is shown below: </text:p>
      <text:p text:style-name="P1"><text:s text:c="5"/>relation(&lt;argument1&gt;,&lt;argument2&gt;,....,&lt;argumentN&gt; ).</text:p>
      <text:p text:style-name="Text_20_body">The arguments can be any legal Prolog term. The basic Prolog terms are an integer, an atom, a variable or a structure. Various Prolog implementation enhance this basic list with other data types, such as floating point numbers, or strings. <text:line-break/>Exemple : </text:p>
      <text:p text:style-name="P1"><text:s text:c="5"/>likes(john,mary).</text:p>
      <text:p text:style-name="Text_20_body"><text:soft-page-break/>In the above fact john and mary are two atomes. Atoms are usally made from letters and digits with lowercase characters. The underscore (_) can also be used to separe 2 words but is not allowed as the first charactere. Atoms can also be legally made from symbols. The followings are legal atoms :atoms </text:p>
      <text:p text:style-name="Preformatted_20_Text"><text:s text:c="5"/>hello</text:p>
      <text:p text:style-name="Preformatted_20_Text"><text:s text:c="5"/>zz42</text:p>
      <text:p text:style-name="Preformatted_20_Text"><text:s text:c="5"/>two_words</text:p>
      <text:p text:style-name="P1"><text:s text:c="5"/>====&gt;</text:p>
      <text:p text:style-name="Text_20_body">The followings are not legal atoms : </text:p>
      <text:p text:style-name="Preformatted_20_Text"><text:s text:c="5"/>Hello</text:p>
      <text:p text:style-name="Preformatted_20_Text"><text:s text:c="5"/>4hello</text:p>
      <text:p text:style-name="Preformatted_20_Text"><text:s text:c="5"/>_Hello</text:p>
      <text:p text:style-name="Preformatted_20_Text"><text:s text:c="5"/>two words</text:p>
      <text:p text:style-name="P1"><text:s text:c="5"/>two-words</text:p>
      <text:p text:style-name="Text_20_body">You can use single quotes to make any character combination a legal atom. </text:p>
      <text:p text:style-name="Preformatted_20_Text"><text:s text:c="5"/>'two words'</text:p>
      <text:p text:style-name="Preformatted_20_Text"><text:s text:c="5"/>'UpperCase'</text:p>
      <text:p text:style-name="Preformatted_20_Text"><text:s text:c="5"/>'12444'</text:p>
      <text:p text:style-name="P1"><text:s text:c="5"/>'etc...'</text:p>
      <text:p text:style-name="Text_20_body">The fact likes(john,mary). say that there is a relation between john and mary. It can be read as either john likes mary or mary likes john. This reversibility can be very useful to the programmer, however it can also be a source of mistakes. You have to be clear on how you intend to interpret the relation. <text:line-break/>The number of arguments is the arity of the predicate. A predicate with 2 arguments will be called by predicate_name/2. You can have differents predicats with the same name if they have a different arity.<text:bookmark text:name="23"/></text:p>
      <text:h text:style-name="Heading_20_3" text:outline-level="3">2.3   How to query</text:h>
      <text:p text:style-name="Text_20_body">Once you have entered the facts in a program you can ask prolog about it. An exemple programm can be : </text:p>
      <text:p text:style-name="Preformatted_20_Text"><text:s text:c="5"/>eats(fred,oranges). <text:s text:c="4"/>/* 'Fred eats oranges' */</text:p>
      <text:p text:style-name="Preformatted_20_Text"/>
      <text:p text:style-name="Preformatted_20_Text"><text:s text:c="5"/>eats(tony,apple). <text:s text:c="6"/>/* 'Tony eats apple' <text:s text:c="2"/>*/</text:p>
      <text:p text:style-name="Preformatted_20_Text"/>
      <text:p text:style-name="P1"><text:s text:c="5"/>eats(john,apple). <text:s text:c="6"/>/* 'John eats apple' <text:s text:c="2"/>*/</text:p>
      <text:p text:style-name="Text_20_body">If we now ask some queries we would get the followings things : </text:p>
      <text:p text:style-name="Preformatted_20_Text"><text:s text:c="5"/>?- eats(fred,oranges). <text:s text:c="2"/></text:p>
      <text:p text:style-name="Preformatted_20_Text"><text:s text:c="5"/>/* does this match anything in the database? */</text:p>
      <text:p text:style-name="Preformatted_20_Text"/>
      <text:p text:style-name="Preformatted_20_Text"><text:s text:c="5"/>yes <text:s text:c="21"/></text:p>
      <text:p text:style-name="Preformatted_20_Text"><text:s text:c="5"/>/* yes, that matchs the first clause */</text:p>
      <text:p text:style-name="Preformatted_20_Text"/>
      <text:p text:style-name="Preformatted_20_Text"><text:s text:c="5"/>?- eats(john,apple).</text:p>
      <text:p text:style-name="Preformatted_20_Text"/>
      <text:p text:style-name="Preformatted_20_Text"><text:s text:c="5"/>yes </text:p>
      <text:p text:style-name="Preformatted_20_Text"/>
      <text:p text:style-name="Preformatted_20_Text"><text:s text:c="5"/>?- eats(mike,apple).</text:p>
      <text:p text:style-name="Preformatted_20_Text"/>
      <text:p text:style-name="Preformatted_20_Text"><text:s text:c="5"/>no <text:s text:c="22"/></text:p>
      <text:p text:style-name="P1"><text:s text:c="5"/>/* there is no relation between mike and apple */</text:p>
      <text:h text:style-name="Heading_20_2" text:outline-level="2">4   Rules</text:h>
      <text:h text:style-name="Heading_20_3" text:outline-level="3"><text:bookmark text:name="41"/>4.1   Rules</text:h>
      <text:p text:style-name="Text_20_body">Consider the following sentence : 'All men are mortal' We can express this thing in Prolog by :</text:p>
      <text:p text:style-name="P1"><text:s text:c="5"/>mortal(X) :- human(X).</text:p>
      <text:p text:style-name="Text_20_body">The clause can be read as 'X is mortal if X is human'. <text:line-break/><text:soft-page-break/>To continue with this example, let us define the fact that Socrate is a human. Our program will be : </text:p>
      <text:p text:style-name="Preformatted_20_Text"><text:s text:c="5"/>mortal(X) :- human(X).</text:p>
      <text:p text:style-name="Preformatted_20_Text"/>
      <text:p text:style-name="P1"><text:s text:c="5"/>human(socrate).</text:p>
      <text:p text:style-name="Text_20_body">Now if we ask to prolog : </text:p>
      <text:p text:style-name="P1"><text:s text:c="5"/>?- mortal(socrate).</text:p>
      <text:p text:style-name="Text_20_body">Prolog will respond : </text:p>
      <text:p text:style-name="P1"><text:s text:c="5"/>yes</text:p>
      <text:p text:style-name="Text_20_body">In order to solve the query -? mortal(socrates). Prolog will use the rule we have given. It says that in order to prove that someone is mortal we can prove that he is human. So from the goal mortal(socrate) Prolog generate the subgoal human(socrate). <text:line-break/>We can still use variables. For example we might want to know who is mortal : </text:p>
      <text:p text:style-name="P1"><text:s text:c="5"/>?- mortal(X).</text:p>
      <text:p text:style-name="Text_20_body">Then Prolog should respond : </text:p>
      <text:p text:style-name="P1"><text:s text:c="5"/>P=socrate</text:p>
      <text:p text:style-name="Text_20_body">This means that Prolog was able to succed the goal by unifying the variable X to socrates. Again this was done by using the subgoal human(X). <text:line-break/>Sometimes we may wish to specify alternatives ways to provre something. We can do this by using differents rules ands facts with the same name. For exeample, we can represent the sentence 'Something is fun if it is a PC running UNIX or am old amiga or an ice cream' with the following program : </text:p>
      <text:p text:style-name="Preformatted_20_Text"><text:s text:c="5"/>fun(X) :- <text:s text:c="11"/>/* something is fun if <text:s text:c="6"/>*/</text:p>
      <text:p text:style-name="Preformatted_20_Text"/>
      <text:p text:style-name="Preformatted_20_Text"><text:s text:c="15"/>pc(X), <text:s text:c="3"/>/* it is a pc and <text:s text:c="12"/>*/</text:p>
      <text:p text:style-name="Preformatted_20_Text"/>
      <text:p text:style-name="Preformatted_20_Text"><text:s text:c="15"/>unix(X). <text:s text:c="3"/>/* it is running unix <text:s text:c="6"/>*/</text:p>
      <text:p text:style-name="Preformatted_20_Text"/>
      <text:p text:style-name="Preformatted_20_Text"/>
      <text:p text:style-name="Preformatted_20_Text"><text:s text:c="5"/>fun(X) :- <text:s text:c="11"/>/* or it is fun if <text:s text:c="10"/>*/</text:p>
      <text:p text:style-name="Preformatted_20_Text"/>
      <text:p text:style-name="Preformatted_20_Text"><text:s text:c="15"/>old(X), <text:s text:c="3"/>/* it is old and <text:s text:c="12"/>*/</text:p>
      <text:p text:style-name="Preformatted_20_Text"/>
      <text:p text:style-name="Preformatted_20_Text"><text:s text:c="15"/>amiga(X). <text:s/>/* it is an amiga <text:s text:c="11"/>*/</text:p>
      <text:p text:style-name="Preformatted_20_Text"/>
      <text:p text:style-name="P1"><text:s text:c="5"/>fun(ice_cream). <text:s text:c="5"/>/* the ice_crean is also fun */</text:p>
      <text:p text:style-name="Text_20_body">This program says that there are three ways to know if an object is fun or not. Like for pure facts, Prolog will start from the first clause (a clause can be a rule or a fact) of fun and try it. If that does not succed Prolog will try the next clause. If there is no more clauses then it fails and Prolog responds ' no '. We can also see in this example that the 'and' is represented by a ',' and the 'or' by differents clause. If needed the 'or' can also be represebted by ';'. In the previous examples when we was asking eats(fred,What) and pressing the key ';' to see the following results we was in fact asking 'or'. <text:line-break/>All identically-named variables in a rule (for example X in the last rule we've seem) are of course considered as one unic variable and must have the same instantiation for each solution in a particular query. Identical variables names in differents rules are considerated as differents variables and are totally independent, this is the same as if we had used differents names. <text:line-break/>The following program : </text:p>
      <text:p text:style-name="Preformatted_20_Text"><text:s text:c="5"/>fun(X) :-</text:p>
      <text:p text:style-name="Preformatted_20_Text"><text:s text:c="15"/>pc(X),</text:p>
      <text:p text:style-name="Preformatted_20_Text"><text:s text:c="15"/>unix(X).</text:p>
      <text:p text:style-name="Preformatted_20_Text"/>
      <text:p text:style-name="Preformatted_20_Text"><text:s text:c="5"/>fun(X) :-</text:p>
      <text:p text:style-name="Preformatted_20_Text"><text:s text:c="15"/>old(X),</text:p>
      <text:p text:style-name="P1"><text:s text:c="15"/>amiga(X).</text:p>
      <text:p text:style-name="Text_20_body">Will be seen by Prolog as : </text:p>
      <text:p text:style-name="Preformatted_20_Text"><text:soft-page-break/><text:s text:c="5"/>fun(X_1) :-</text:p>
      <text:p text:style-name="Preformatted_20_Text"><text:s text:c="17"/>pc(X_1),</text:p>
      <text:p text:style-name="Preformatted_20_Text"><text:s text:c="17"/>unix(X_1).</text:p>
      <text:p text:style-name="Preformatted_20_Text"/>
      <text:p text:style-name="Preformatted_20_Text"><text:s text:c="5"/>fun(X_2) :-</text:p>
      <text:p text:style-name="Preformatted_20_Text"><text:s text:c="17"/>old(X_2),</text:p>
      <text:p text:style-name="P1"><text:s text:c="17"/>amiga(X_2).</text:p>
      <text:h text:style-name="Heading_20_3" text:outline-level="3"><text:bookmark text:name="42"/>4.2   How to add a rule with a program</text:h>
      <text:p text:style-name="Text_20_body">It is possible to add new rules or facts with the instruction Assert(fact1) which will add the fact called fact1. The predicates added with this command are considereted like any other in the source of the program.<text:bookmark text:name="421"/></text:p>
      <text:h text:style-name="Heading_20_4" text:outline-level="4">4.2.1   The instructions</text:h>
      <text:p text:style-name="Text_20_body">The usefull instructions are : </text:p>
      <text:p text:style-name="List_20_Contents">assert(c). Add the rule c in the database.assert() </text:p>
      <text:p text:style-name="List_20_Contents">retract(c). Remove the c from the database.retract(c) </text:p>
      <text:p text:style-name="List_20_Contents">asserta(c). Add c at the beginning of the database.asserta() </text:p>
      <text:p text:style-name="P2">assertz(c). Add c at the end of the database.assertz() </text:p>
      <text:h text:style-name="Heading_20_4" text:outline-level="4"><text:bookmark text:name="422"/>4.2.2   Example</text:h>
      <text:p text:style-name="Preformatted_20_Text"><text:s text:c="5"/>?- sunny.</text:p>
      <text:p text:style-name="Preformatted_20_Text"><text:s text:c="5"/>no.</text:p>
      <text:p text:style-name="Preformatted_20_Text"><text:s text:c="5"/></text:p>
      <text:p text:style-name="Preformatted_20_Text"><text:s text:c="5"/>?- assert(sunny).</text:p>
      <text:p text:style-name="Preformatted_20_Text"><text:s text:c="5"/>yes.</text:p>
      <text:p text:style-name="Preformatted_20_Text"><text:s text:c="5"/></text:p>
      <text:p text:style-name="Preformatted_20_Text"><text:s text:c="5"/>?- sunny.</text:p>
      <text:p text:style-name="Preformatted_20_Text"><text:s text:c="5"/>yes</text:p>
      <text:p text:style-name="Preformatted_20_Text"/>
      <text:p text:style-name="Preformatted_20_Text"><text:s text:c="5"/>?- retract(sunny).</text:p>
      <text:p text:style-name="Preformatted_20_Text"><text:s text:c="5"/>yes.</text:p>
      <text:p text:style-name="Preformatted_20_Text"/>
      <text:p text:style-name="Preformatted_20_Text"><text:s text:c="5"/>?- sunny.</text:p>
      <text:p text:style-name="P1"><text:s text:c="5"/>no.</text:p>
      <text:h text:style-name="Heading_20_2" text:outline-level="2">7   Lists</text:h>
      <text:h text:style-name="Heading_20_3" text:outline-level="3"><text:bookmark text:name="71"/>7.1   What is a list in Prolog</text:h>
      <text:p text:style-name="Text_20_body">Lists are powerful data structures for holding and manipulating groups of things. In Prolog, a list is simply a collection of terms. The terms can be any Prolog data types,including structures and other lists.Syntactically, a list is denoted by square brackets with the terms separated by commas. For example, a list of alcohol is represented as</text:p>
      <text:p text:style-name="P1"><text:s text:c="5"/>[Tequila,Whisky,Vodka,Martini,Muscat,Malibu,Soho,Epita]</text:p>
      <text:p text:style-name="Text_20_body">This gives us an alternative way of representing the locations of things. Rather than having separate location predicates for each thing, we can have one location predicate per container, with a list of things in the container.</text:p>
      <text:p text:style-name="Preformatted_20_Text"><text:s text:c="5"/>list_where([Tequila,Whisky,Vodka], bathroom).</text:p>
      <text:p text:style-name="Preformatted_20_Text"><text:s text:c="5"/>list_where([Martini,Muscat], kitchen).</text:p>
      <text:p text:style-name="Preformatted_20_Text"><text:s text:c="5"/>list_where([Malibu,Soho], under_the_bed).</text:p>
      <text:p text:style-name="P1"><text:s text:c="5"/>list_where([Epita], everywhere).</text:p>
      <text:p text:style-name="Text_20_body">The empty list is represented by a set of empty brackets []. This is equivalent to the nil in other programming language.For our example in this section, it can describe the lack of things in a place : </text:p>
      <text:p text:style-name="P1"><text:s text:c="5"/>list_where([], cave).</text:p>
      <text:p text:style-name="Text_20_body">The Unification works on lists just as it works on other data structure of SWI Prolog. With that, we now can ask questions about lists to prolog:</text:p>
      <text:p text:style-name="Preformatted_20_Text"><text:soft-page-break/><text:s text:c="5"/>?- [_,_,X] = [lesson, work, sleeping].</text:p>
      <text:p text:style-name="Preformatted_20_Text"><text:s text:c="5"/>X = sleeping</text:p>
      <text:p text:style-name="Preformatted_20_Text"/>
      <text:p text:style-name="Preformatted_20_Text"><text:s text:c="5"/>?- list_where(X, under_the_bed).</text:p>
      <text:p text:style-name="P1"><text:s text:c="5"/>X = [Malibu,Soho]</text:p>
      <text:p text:style-name="Text_20_body">Notice that there is a impractical method of getteing a list of elements in the first example, because of Prolog won't unify unless both list have the same number of elements. At last, the special notation for list structures. </text:p>
      <text:p text:style-name="P1"><text:s text:c="5"/>[X | Y]</text:p>
      <text:p text:style-name="Text_20_body">This structure is unified with a list, X is bound to the first element of the list, called the head. Y is bound to the list of remaining elements, called the tail.Note that the tail is considered as a list for Prolog and the empty list does not unify with the standart list syntax because it has no head. Here is an example : </text:p>
      <text:p text:style-name="Preformatted_20_Text"><text:s text:c="5"/>?- [X|Y] = [a, b, c, d, e].</text:p>
      <text:p text:style-name="Preformatted_20_Text"><text:s text:c="5"/>X = a</text:p>
      <text:p text:style-name="Preformatted_20_Text"><text:s text:c="5"/>Y = [b, c, d, e] </text:p>
      <text:p text:style-name="Preformatted_20_Text"/>
      <text:p text:style-name="Preformatted_20_Text"><text:s text:c="5"/>?- [X|Y] = [].</text:p>
      <text:p text:style-name="P1"><text:s text:c="5"/>no</text:p>
      <text:p text:style-name="Text_20_body">The empty list does not unify with the standard list syntax because it has no head.</text:p>
      <text:p text:style-name="Preformatted_20_Text"><text:s text:c="5"/>?- [X|Y] = [].</text:p>
      <text:p text:style-name="P1"><text:s text:c="5"/>no</text:p>
      <text:p text:style-name="Text_20_body">This failure is important, because it is often used to test for the boundary condition in a recursive routine. That is, as long as there are elements in the list, a unification with the [X|Y] pattern will succeed. When there are no elements in the list, that unification fails, indicating that the boundary condition applies. We can specify more than just the first element before the bar (|). In fact, the only rule is that what follows it should be a list. </text:p>
      <text:p text:style-name="Preformatted_20_Text"><text:s text:c="5"/>?- [First, Second | Q] = [water,gin,tequila,whisky].</text:p>
      <text:p text:style-name="Preformatted_20_Text"><text:s text:c="5"/>First = water</text:p>
      <text:p text:style-name="Preformatted_20_Text"><text:s text:c="5"/>Second = gin</text:p>
      <text:p text:style-name="P1"><text:s text:c="5"/>Q = [tequila,whisky]</text:p>
      <text:p text:style-name="Text_20_body">We have said a list is a special kind of structure. In a sense it is, but in another sense it is just like any other Prolog term. The last example gives us some insight into the true nature of the list. It is really an ordinary two-argument predicate. The first argument is the head and the second is the tail. This predicate is represented by a period(.). To see this notation, we use the built-in predicate display, which writes lits in using this syntax. </text:p>
      <text:p text:style-name="Preformatted_20_Text"><text:s text:c="5"/>?- X = [T|Q], display(X).</text:p>
      <text:p text:style-name="P1"><text:s text:c="5"/>.(_01,_02)</text:p>
      <text:p text:style-name="Text_20_body">From this examples it should be clear why there is a different syntax for lists. The easier syntax makes for easier reading, but sometimes obscures the behavior of the predicate. It helps to keep this "real" structure of lists in mind when working with predicates that manipulate lists. <text:bookmark text:name="72"/></text:p>
      <text:h text:style-name="Heading_20_3" text:outline-level="3">7.2   How to manipulate list</text:h>
      <text:p text:style-name="Text_20_body">For lists to be useful,there must be easy way to access,add, and delete list elements.Moreover, we should not have to concern ourselves about the number of list items, or their order.<text:line-break/><text:line-break/>Two Prolog features enable us to accomplish this easy access. One is a special notation that allows reference to the first element of a list and the list of remaining elements, and the other is recursion. <text:line-break/><text:line-break/>These two features are very useful for coding list utility predicates, such as member, which finds members of a list, and append, which joins two lists together. List predicates all follow a similar strategy--try something with the first element of a list, then recursively repeat the process on the rest of the list. <text:line-break/><text:line-break/>The first one we will look at is member. As with most recursive predicates, we will start with the boundary condition, or the simple case. An element is a member of a list if it is the head of the list. </text:p>
      <text:p text:style-name="P1"><text:s text:c="5"/>member(T,[T|Q]).</text:p>
      <text:p text:style-name="Text_20_body"><text:soft-page-break/>This clause also illustrates how a fact with variable arguments acts as a rule. The second clause of member is the recursive rule. It says an element is a member of a list if it is a member of the tail of the list. </text:p>
      <text:p text:style-name="P1"><text:s text:c="5"/>member(X,[T|Q]) :- member(X,Q).</text:p>
      <text:p text:style-name="Text_20_body">As with many Prolog predicates, member can be used in multiple ways. If the first argument is a variable, member will, on backtracking, generate all of the terms in a given list.</text:p>
      <text:p text:style-name="Preformatted_20_Text"><text:s text:c="5"/>?- membre(X, [muscat, soho, martini]).</text:p>
      <text:p text:style-name="Preformatted_20_Text"><text:s text:c="5"/>X = muscat; </text:p>
      <text:p text:style-name="Preformatted_20_Text"><text:s text:c="5"/>X = soho;</text:p>
      <text:p text:style-name="Preformatted_20_Text"><text:s text:c="5"/>X = martini;</text:p>
      <text:p text:style-name="P1"><text:s text:c="5"/>no</text:p>
      <text:p text:style-name="Text_20_body">Another very useful list predicate builds lists from other lists or alternatively splits lists into separate pieces. This predicate is usually called append. In this predicate the second argument is appended to the first argument to yield the third argument. For example </text:p>
      <text:p text:style-name="Preformatted_20_Text"><text:s text:c="5"/>?- append([a,b,c],[d,e,f],X).</text:p>
      <text:p text:style-name="P1"><text:s text:c="5"/>X = [a,b,c,d,e,f]</text:p>
      <text:p text:style-name="Text_20_body">It is a little more difficult to follow, since the basic strategy of working from the head of the list does not fit nicely with the problem of adding something to the end of a list. append solves this problem by reducing the first list recursively. The boundary condition states that if a list X is appended to the empty list, the resulting list is also X. </text:p>
      <text:p text:style-name="P1"><text:s text:c="5"/>append([],X,X).</text:p>
      <text:p text:style-name="Text_20_body">The recursive condition states that if list X is appended to list [T|Q1], then the head of the new list is also H, and the tail of the new list is the result of appending X to the tail of the first list. </text:p>
      <text:p text:style-name="P1"><text:s text:c="5"/>append([T|Q1],X,[T|Q2]) :- append(Q1,X,Q2).</text:p>
      <text:p text:style-name="Text_20_body">Real Prolog magic is at work here, which the trace alone does not reveal. At each level, new variable bindings are built, that are unified with the variables of the previous level. Specifically, the third argument in the recursive call to append is the tail of the third argument in the head of the clause. These variable relationships are included at each ste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30T22:41:06.09</meta:creation-date>
    <meta:print-date>2012-01-30T22:43:12.96</meta:print-date>
    <meta:document-statistic meta:table-count="0" meta:image-count="0" meta:object-count="0" meta:page-count="6" meta:paragraph-count="166" meta:word-count="2399" meta:character-count="14361"/>
    <dc:date>2012-01-30T22:43:53.75</dc:date>
    <meta:editing-duration>PT2M47S</meta:editing-duration>
    <meta:editing-cycles>1</meta:editing-cycles>
    <meta:generator>OpenOffice.org/3.3$Win32 OpenOffice.org_project/330m20$Build-9567</meta:generator>
  </office:meta>
</office:document-meta>
</file>